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Hyperlink" style:family="text">
      <style:text-properties fo:language="nl" fo:country="NL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Hyperlink" style:family="text">
      <style:text-properties fo:language="en" fo:country="GB"/>
    </style:style>
  </office:automatic-styles>
  <office:body>
    <office:text text:use-soft-page-breaks="true">
      <text:p text:style-name="P1">Bronnen</text:p>
      <text:p text:style-name="P2"/>
      <text:p text:style-name="P3"/>
      <text:p text:style-name="Normal">Login Page:<text:s/><text:a xlink:href="https://www.youtube.com/watch?v=p1GmFCGuVjw" office:target-frame-name="_top" xlink:show="replace"><text:span text:style-name="Hyperlink">https://www.youtube.com/watch?v=p1GmFCGuVjw</text:span></text:a></text:p>
      <text:p text:style-name="Normal">Avatar kiezen optie page:<text:s/><text:a xlink:href="https://www.youtube.com/watch?v=OAPRagDr4pU" office:target-frame-name="_top" xlink:show="replace"><text:span text:style-name="Hyperlink">https://www.youtube.com/watch?v=OAPRagDr4pU</text:span></text:a></text:p>
      <text:p text:style-name="Normal">Grid:<text:s/><text:a xlink:href="https://youtu.be/TUD1AWZVgQ8?t=741" office:target-frame-name="_top" xlink:show="replace"><text:span text:style-name="Hyperlink">https://youtu.be/TUD1AWZVgQ8?t=741</text:span></text:a></text:p>
      <text:p text:style-name="Normal">Login System<text:span text:style-name="T4">:</text:span><text:s/><text:a xlink:href="https://github.com/guruhariharaun/Registration-and-Login-Form-in-Nodejs-and-MongoDB/blob/master/package.json" office:target-frame-name="_top" xlink:show="replace"><text:span text:style-name="T5">https://github.com/guruhariharaun/Registration-and-Login-Form-in-Nodejs-and-MongoDB/blob/master/package.json</text:span></text:a></text:p>
      <text:p text:style-name="Normal"><text:span text:style-name="T6">Storing</text:span><text:span text:style-name="T7"><text:s/></text:span><text:span text:style-name="T8">Data:<text:s/></text:span><text:a xlink:href="https://www.kompulsa.com/introduction-mongoose-storing-data-mongodb/" office:target-frame-name="_top" xlink:show="replace"><text:span text:style-name="T9">https://www.kompulsa.com/introduction-mongoose-storing-data-mongodb/</text:span></text:a></text:p>
      <text:p text:style-name="Normal">Grotendeels van de backend hebben we gezien tijdens Webontwikkeling en hebben wij de leerstof toegepast op ons projec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Bouhdifi</meta:initial-creator>
    <dc:creator>Wassim Bouhdifi</dc:creator>
    <meta:creation-date>2023-03-10T18:58:00Z</meta:creation-date>
    <dc:date>2023-05-16T12:21:00Z</dc:date>
    <meta:template xlink:href="Normal.dotm" xlink:type="simple"/>
    <meta:editing-cycles>4</meta:editing-cycles>
    <meta:editing-duration>PT780S</meta:editing-duration>
    <meta:document-statistic meta:page-count="1" meta:paragraph-count="1" meta:word-count="137" meta:character-count="890" meta:row-count="6" meta:non-whitespace-character-count="754"/>
  </office:meta>
</office:document-meta>
</file>